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keep-with-next="always" fo:keep-together="always" fo:break-before="page" fo:margin-top="0.1666in" fo:margin-bottom="0.0416in" fo:background-color="#FFFFFF" style:page-number="1"/>
    </style:style>
    <style:style style:name="T2" style:parent-style-name="Absatz-Standardschriftart" style:family="text">
      <style:text-properties style:font-name="Georgia" style:font-name-asian="Georgia" style:font-name-complex="Georgia" fo:font-size="21.5pt" style:font-size-asian="21.5pt" style:font-size-complex="21.5pt"/>
    </style:style>
    <style:style style:name="P3" style:parent-style-name="Standard" style:family="paragraph">
      <style:paragraph-properties fo:margin-top="0.0833in" fo:margin-bottom="0.0833in" fo:background-color="#FFFFFF"/>
    </style:style>
    <style:style style:name="T4" style:parent-style-name="Absatz-Standardschriftart" style:family="text">
      <style:text-properties fo:font-weight="bold" style:font-weight-asian="bold"/>
    </style:style>
    <style:style style:name="P5" style:parent-style-name="Standard" style:family="paragraph">
      <style:paragraph-properties fo:keep-with-next="always" fo:keep-together="always" fo:margin-top="0.1666in" fo:margin-bottom="0.0416in" fo:background-color="#FFFFFF"/>
    </style:style>
    <style:style style:name="T6" style:parent-style-name="Absatz-Standardschriftart" style:family="text">
      <style:text-properties style:font-name="Georgia" style:font-name-asian="Georgia" style:font-name-complex="Georgia" fo:font-weight="bold" style:font-weight-asian="bold" fo:font-size="13pt" style:font-size-asian="13pt" style:font-size-complex="13pt"/>
    </style:style>
    <style:style style:name="P7" style:parent-style-name="Standard" style:family="paragraph">
      <style:paragraph-properties fo:margin-top="0.0833in" fo:margin-bottom="0.0833in" fo:background-color="#FFFFFF"/>
    </style:style>
    <style:style style:name="P8" style:parent-style-name="Standard" style:family="paragraph">
      <style:paragraph-properties fo:margin-top="0.0833in" fo:margin-bottom="0.0833in" fo:background-color="#FFFFFF"/>
    </style:style>
    <style:style style:name="P9" style:parent-style-name="Standard" style:family="paragraph">
      <style:paragraph-properties fo:margin-top="0.0833in" fo:margin-bottom="0.0833in" fo:background-color="#FFFFFF"/>
    </style:style>
    <style:style style:name="P10" style:parent-style-name="Standard" style:family="paragraph">
      <style:paragraph-properties fo:keep-with-next="always" fo:keep-together="always" fo:margin-top="0.1666in" fo:margin-bottom="0.0416in" fo:line-height="102%" fo:background-color="#FFFFFF"/>
      <style:text-properties style:font-name="Georgia" style:font-name-asian="Georgia" style:font-name-complex="Georgia" fo:font-weight="bold" style:font-weight-asian="bold" fo:font-size="13pt" style:font-size-asian="13pt" style:font-size-complex="13pt"/>
    </style:style>
    <style:style style:name="P11" style:parent-style-name="Standard" style:family="paragraph">
      <style:paragraph-properties fo:margin-top="0.0833in" fo:margin-bottom="0.0833in" fo:background-color="#FFFFFF"/>
    </style:style>
    <style:style style:name="P12" style:parent-style-name="Listenabsatz" style:list-style-name="LFO3" style:family="paragraph">
      <style:paragraph-properties fo:margin-top="0.0833in" fo:margin-bottom="0.0833in" fo:background-color="#FFFFFF"/>
    </style:style>
    <style:style style:name="T13" style:parent-style-name="Hyperlink" style:family="text">
      <style:text-properties style:font-weight-complex="bold"/>
    </style:style>
    <style:style style:name="T14" style:parent-style-name="DefaultParagraphFont" style:family="text">
      <style:text-properties style:font-weight-complex="bold"/>
    </style:style>
    <style:style style:name="P15" style:parent-style-name="Listenabsatz" style:list-style-name="LFO3" style:family="paragraph">
      <style:paragraph-properties fo:margin-top="0.0833in" fo:margin-bottom="0.0833in" fo:background-color="#FFFFFF"/>
    </style:style>
    <style:style style:name="T16" style:parent-style-name="DefaultParagraphFont" style:family="text">
      <style:text-properties style:font-weight-complex="bold"/>
    </style:style>
    <style:style style:name="T17" style:parent-style-name="Hyperlink" style:family="text">
      <style:text-properties style:font-weight-complex="bold"/>
    </style:style>
    <style:style style:name="T18" style:parent-style-name="Hyperlink" style:family="text">
      <style:text-properties style:font-weight-complex="bold"/>
    </style:style>
    <style:style style:name="T19" style:parent-style-name="DefaultParagraphFont" style:family="text">
      <style:text-properties style:font-weight-complex="bold"/>
    </style:style>
    <style:style style:name="T20" style:parent-style-name="Hyperlink" style:family="text">
      <style:text-properties style:font-weight-complex="bold"/>
    </style:style>
    <style:style style:name="T21" style:parent-style-name="Hyperlink" style:family="text">
      <style:text-properties style:font-weight-complex="bold"/>
    </style:style>
    <style:style style:name="P22" style:parent-style-name="Standard" style:family="paragraph">
      <style:paragraph-properties fo:margin-top="0.0833in" fo:margin-bottom="0.0833in" fo:background-color="#FFFFFF"/>
    </style:style>
    <style:style style:name="P23" style:parent-style-name="Listenabsatz" style:list-style-name="LFO3" style:family="paragraph">
      <style:paragraph-properties fo:margin-top="0.0833in" fo:margin-bottom="0.0833in" fo:background-color="#FFFFFF"/>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P26" style:parent-style-name="Listenabsatz" style:list-style-name="LFO3" style:family="paragraph">
      <style:paragraph-properties fo:margin-top="0.0833in" fo:margin-bottom="0.0833in" fo:background-color="#FFFFFF"/>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P32" style:parent-style-name="Listenabsatz" style:list-style-name="LFO3" style:family="paragraph">
      <style:paragraph-properties fo:margin-top="0.0833in" fo:margin-bottom="0.0833in" fo:background-color="#FFFFFF"/>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Listenabsatz" style:list-style-name="LFO3" style:family="paragraph">
      <style:paragraph-properties fo:margin-top="0.0833in" fo:margin-bottom="0.0833in" fo:background-color="#FFFFFF"/>
    </style:style>
    <style:style style:name="T39" style:parent-style-name="DefaultParagraphFont" style:family="text">
      <style:text-properties fo:language="en" fo:country="US"/>
    </style:style>
    <style:style style:name="T40" style:parent-style-name="DefaultParagraphFont" style:family="text">
      <style:text-properties fo:font-weight="bold" style:font-weight-asian="bold" style:font-weight-complex="bold" fo:language="en" fo:country="US"/>
    </style:style>
    <style:style style:name="P41" style:parent-style-name="Standard" style:family="paragraph">
      <style:paragraph-properties fo:keep-with-next="always" fo:keep-together="always" fo:margin-top="0.1666in" fo:margin-bottom="0.0416in" fo:background-color="#FFFFFF"/>
      <style:text-properties style:font-name="Georgia" style:font-name-asian="Georgia" style:font-name-complex="Georgia" fo:font-weight="bold" style:font-weight-asian="bold" fo:font-size="13pt" style:font-size-asian="13pt" style:font-size-complex="13pt"/>
    </style:style>
    <style:style style:name="P42" style:parent-style-name="Standard" style:family="paragraph">
      <style:paragraph-properties fo:keep-with-next="always" fo:keep-together="always" fo:margin-top="0.1666in" fo:margin-bottom="0.0416in" fo:background-color="#FFFFFF"/>
    </style:style>
    <style:style style:name="P43" style:parent-style-name="Listenabsatz" style:list-style-name="LFO4" style:family="paragraph">
      <style:paragraph-properties fo:margin-top="0.0833in" fo:margin-bottom="0.0833in" fo:background-color="#FFFFFF"/>
    </style:style>
    <style:style style:name="T44" style:parent-style-name="DefaultParagraphFont" style:family="text">
      <style:text-properties style:font-name="Arial" style:font-name-complex="Arial" fo:font-style="italic" style:font-style-asian="italic" style:font-style-complex="italic" fo:color="#222222" fo:font-size="10pt" style:font-size-asian="10pt" fo:background-color="#FFFFFF" fo:language="en" fo:country="US"/>
    </style:style>
    <style:style style:name="T45" style:parent-style-name="DefaultParagraphFont" style:family="text">
      <style:text-properties style:font-name="Arial" style:font-name-complex="Arial" fo:color="#222222" fo:font-size="10pt" style:font-size-asian="10pt" fo:background-color="#FFFFFF" fo:language="en" fo:country="US"/>
    </style:style>
    <style:style style:name="T46" style:parent-style-name="DefaultParagraphFont" style:family="text">
      <style:text-properties style:font-name="Arial" style:font-name-complex="Arial" fo:color="#222222" fo:font-size="10pt" style:font-size-asian="10pt" fo:background-color="#FFFFFF"/>
    </style:style>
    <style:style style:name="T47" style:parent-style-name="DefaultParagraphFont" style:family="text">
      <style:text-properties style:font-name="Arial" style:font-name-complex="Arial" fo:color="#222222" fo:font-size="10pt" style:font-size-asian="10pt" fo:background-color="#FFFFFF"/>
    </style:style>
    <style:style style:name="T48" style:parent-style-name="DefaultParagraphFont" style:family="text">
      <style:text-properties style:font-name="Arial" style:font-name-complex="Arial" fo:color="#222222" fo:font-size="10pt" style:font-size-asian="10pt" fo:background-color="#FFFFFF"/>
    </style:style>
    <style:style style:name="P49" style:parent-style-name="Listenabsatz" style:list-style-name="LFO4" style:family="paragraph">
      <style:paragraph-properties fo:margin-top="0.0833in" fo:margin-bottom="0.0833in" fo:background-color="#FFFFFF"/>
    </style:style>
    <style:style style:name="T50" style:parent-style-name="DefaultParagraphFont" style:family="text">
      <style:text-properties style:font-name="Arial" style:font-name-complex="Arial" fo:font-style="italic" style:font-style-asian="italic" style:font-style-complex="italic" fo:color="#222222" fo:font-size="10pt" style:font-size-asian="10pt" fo:background-color="#FFFFFF" fo:language="en" fo:country="US"/>
    </style:style>
    <style:style style:name="T51" style:parent-style-name="DefaultParagraphFont" style:family="text">
      <style:text-properties style:font-name="Arial" style:font-name-complex="Arial" fo:color="#222222" fo:font-size="10pt" style:font-size-asian="10pt" fo:background-color="#FFFFFF" fo:language="en" fo:country="US"/>
    </style:style>
    <style:style style:name="T52" style:parent-style-name="DefaultParagraphFont" style:family="text">
      <style:text-properties style:font-name="Arial" style:font-name-complex="Arial" fo:color="#222222" fo:font-size="10pt" style:font-size-asian="10pt" fo:background-color="#FFFFFF"/>
    </style:style>
    <style:style style:name="P53" style:parent-style-name="Listenabsatz" style:list-style-name="LFO4" style:family="paragraph">
      <style:paragraph-properties fo:margin-top="0.0833in" fo:margin-bottom="0.0833in" fo:background-color="#FFFFFF"/>
    </style:style>
    <style:style style:name="T54" style:parent-style-name="DefaultParagraphFont" style:family="text">
      <style:text-properties fo:font-style="italic" style:font-style-asian="italic" style:font-style-complex="italic" fo:language="en" fo:country="US"/>
    </style:style>
    <style:style style:name="T55" style:parent-style-name="DefaultParagraphFont" style:family="text">
      <style:text-properties fo:language="en" fo:country="US"/>
    </style:style>
    <style:style style:name="T56" style:parent-style-name="DefaultParagraphFont" style:family="text">
      <style:text-properties style:font-name="Arial" style:font-name-complex="Arial" fo:color="#222222" fo:font-size="10pt" style:font-size-asian="10pt" fo:background-color="#FFFFFF"/>
    </style:style>
    <style:style style:name="P57" style:parent-style-name="Listenabsatz" style:list-style-name="LFO4" style:family="paragraph">
      <style:paragraph-properties fo:margin-top="0.0833in" fo:margin-bottom="0.0833in" fo:background-color="#FFFFFF"/>
    </style:style>
    <style:style style:name="T58" style:parent-style-name="DefaultParagraphFont" style:family="text">
      <style:text-properties style:font-name="Arial" style:font-name-complex="Arial" fo:font-style="italic" style:font-style-asian="italic" style:font-style-complex="italic" fo:color="#222222" fo:font-size="10pt" style:font-size-asian="10pt" fo:background-color="#FFFFFF" fo:language="en" fo:country="US"/>
    </style:style>
    <style:style style:name="T59" style:parent-style-name="DefaultParagraphFont" style:family="text">
      <style:text-properties style:font-name="Arial" style:font-name-complex="Arial" fo:color="#222222" fo:font-size="10pt" style:font-size-asian="10pt" fo:background-color="#FFFFFF" fo:language="en" fo:country="US"/>
    </style:style>
    <style:style style:name="T60" style:parent-style-name="DefaultParagraphFont" style:family="text">
      <style:text-properties style:font-name="Arial" style:font-name-complex="Arial" fo:color="#222222" fo:font-size="10pt" style:font-size-asian="10pt" fo:background-color="#FFFFFF"/>
    </style:style>
    <style:style style:name="T61" style:parent-style-name="DefaultParagraphFont" style:family="text">
      <style:text-properties style:font-name="Arial" style:font-name-complex="Arial" fo:color="#222222" fo:font-size="10pt" style:font-size-asian="10pt" fo:background-color="#FFFFFF"/>
    </style:style>
    <style:style style:name="T62" style:parent-style-name="DefaultParagraphFont" style:family="text">
      <style:text-properties style:font-name="Arial" style:font-name-complex="Arial" fo:color="#222222" fo:font-size="10pt" style:font-size-asian="10pt" fo:background-color="#FFFFFF"/>
    </style:style>
    <style:style style:name="P63" style:parent-style-name="Standard" style:family="paragraph">
      <style:paragraph-properties fo:keep-with-next="always" fo:keep-together="always" fo:margin-top="0.1666in" fo:margin-bottom="0.0416in" fo:background-color="#FFFFFF"/>
      <style:text-properties style:font-name="Georgia" style:font-name-asian="Georgia" style:font-name-complex="Georgia" fo:font-weight="bold" style:font-weight-asian="bold" fo:font-size="13pt" style:font-size-asian="13pt" style:font-size-complex="13pt"/>
    </style:style>
    <style:style style:name="P64" style:parent-style-name="Listenabsatz" style:list-style-name="LFO5" style:family="paragraph">
      <style:paragraph-properties fo:margin-top="0.0833in" fo:margin-bottom="0.0833in" fo:background-color="#FFFFFF"/>
    </style:style>
    <style:style style:name="P65" style:parent-style-name="Listenabsatz" style:list-style-name="LFO5" style:family="paragraph">
      <style:paragraph-properties fo:margin-top="0.0833in" fo:margin-bottom="0.0833in" fo:background-color="#FFFFFF"/>
    </style:style>
    <style:style style:name="P66" style:parent-style-name="Listenabsatz" style:list-style-name="LFO5" style:family="paragraph">
      <style:paragraph-properties fo:margin-top="0.0833in" fo:margin-bottom="0.0833in" fo:background-color="#FFFFFF"/>
    </style:style>
    <style:style style:name="P67" style:parent-style-name="Listenabsatz" style:list-style-name="LFO5" style:family="paragraph">
      <style:paragraph-properties fo:margin-top="0.0833in" fo:margin-bottom="0.0833in" fo:background-color="#FFFFFF"/>
    </style:style>
    <style:style style:name="P68" style:parent-style-name="Standard" style:family="paragraph">
      <style:paragraph-properties fo:keep-with-next="always" fo:keep-together="always" fo:margin-top="0.1666in" fo:margin-bottom="0.0416in" fo:background-color="#FFFFFF"/>
    </style:style>
    <style:style style:name="T69" style:parent-style-name="Absatz-Standardschriftart" style:family="text">
      <style:text-properties style:font-name="Georgia" style:font-name-asian="Georgia" style:font-name-complex="Georgia" fo:font-weight="bold" style:font-weight-asian="bold" fo:font-size="13pt" style:font-size-asian="13pt" style:font-size-complex="13pt"/>
    </style:style>
    <style:style style:name="P70" style:parent-style-name="Listenabsatz" style:list-style-name="LFO6" style:family="paragraph">
      <style:paragraph-properties fo:margin-top="0.0833in" fo:margin-bottom="0.0833in" fo:background-color="#FFFFFF"/>
    </style:style>
    <style:style style:name="P71" style:parent-style-name="Listenabsatz" style:list-style-name="LFO6" style:family="paragraph">
      <style:paragraph-properties fo:margin-top="0.0833in" fo:margin-bottom="0.0833in" fo:background-color="#FFFFFF"/>
    </style:style>
    <style:style style:name="P72" style:parent-style-name="Standard" style:family="paragraph">
      <style:paragraph-properties fo:margin-bottom="0.0416in"/>
    </style:style>
    <style:style style:name="T73" style:parent-style-name="Absatz-Standardschriftart" style:family="text">
      <style:text-properties style:font-name="Georgia" style:font-name-asian="Georgia" style:font-name-complex="Georgia" fo:font-size="21.5pt" style:font-size-asian="21.5pt" style:font-size-complex="21.5pt"/>
    </style:style>
    <style:style style:name="T74" style:parent-style-name="Absatz-Standardschriftart" style:family="text">
      <style:text-properties style:font-name="Georgia" style:font-name-asian="Georgia" style:font-name-complex="Georgia" fo:font-size="21.5pt" style:font-size-asian="21.5pt" style:font-size-complex="21.5pt"/>
    </style:style>
    <style:style style:name="P75" style:parent-style-name="Standard" style:list-style-name="WWNum2" style:family="paragraph">
      <style:paragraph-properties fo:margin-top="0.0833in" fo:margin-bottom="0.0833in" fo:background-color="#FFFFFF"/>
    </style:style>
    <style:style style:name="T76" style:parent-style-name="DefaultParagraphFont" style:family="text">
      <style:text-properties fo:language="en" fo:country="US"/>
    </style:style>
    <style:style style:name="T77" style:parent-style-name="Hyperlink" style:family="text">
      <style:text-properties fo:language="en" fo:country="US"/>
    </style:style>
    <style:style style:name="P78" style:parent-style-name="Standard" style:list-style-name="WWNum2" style:family="paragraph">
      <style:paragraph-properties fo:margin-top="0.0833in" fo:margin-bottom="0.0833in" fo:background-color="#FFFFFF"/>
    </style:style>
    <style:style style:name="T79" style:parent-style-name="Hyperlink" style:family="text">
      <style:text-properties fo:language="en" fo:country="US"/>
    </style:style>
    <style:style style:name="T80" style:parent-style-name="Hyperlink" style:family="text">
      <style:text-properties fo:language="en" fo:country="US"/>
    </style:style>
    <style:style style:name="T81" style:parent-style-name="Hyperlink" style:family="text">
      <style:text-properties fo:language="en" fo:country="US"/>
    </style:style>
    <style:style style:name="T82" style:parent-style-name="Hyperlink" style:family="text">
      <style:text-properties fo:language="en" fo:country="US"/>
    </style:style>
    <style:style style:name="P83" style:parent-style-name="Standard" style:list-style-name="WWNum2" style:family="paragraph">
      <style:paragraph-properties fo:margin-top="0.0833in" fo:margin-bottom="0.0833in" fo:background-color="#FFFFFF"/>
    </style:style>
    <style:style style:name="T84" style:parent-style-name="Hyperlink" style:family="text">
      <style:text-properties fo:language="en" fo:country="US"/>
    </style:style>
    <style:style style:name="T85" style:parent-style-name="Hyperlink" style:family="text">
      <style:text-properties fo:language="en" fo:country="US"/>
    </style:style>
    <style:style style:name="T86" style:parent-style-name="Hyperlink" style:family="text">
      <style:text-properties fo:language="en" fo:country="US"/>
    </style:style>
    <style:style style:name="T87" style:parent-style-name="Hyperlink" style:family="text">
      <style:text-properties fo:language="en" fo:country="US"/>
    </style:style>
    <style:style style:name="T88" style:parent-style-name="DefaultParagraphFont" style:family="text">
      <style:text-properties fo:language="en" fo:country="US"/>
    </style:style>
    <style:style style:name="P89" style:parent-style-name="Standard" style:list-style-name="WWNum2" style:family="paragraph">
      <style:paragraph-properties fo:margin-top="0.0833in" fo:margin-bottom="0.0833in" fo:background-color="#FFFFFF"/>
    </style:style>
    <style:style style:name="T90" style:parent-style-name="Hyperlink" style:family="text">
      <style:text-properties fo:language="en" fo:country="US"/>
    </style:style>
    <style:style style:name="P91" style:parent-style-name="Standard" style:list-style-name="WWNum2" style:family="paragraph">
      <style:paragraph-properties fo:margin-top="0.0833in" fo:margin-bottom="0.0833in" fo:background-color="#FFFFFF"/>
    </style:style>
    <style:style style:name="T92" style:parent-style-name="Hyperlink" style:family="text">
      <style:text-properties fo:language="en" fo:country="US"/>
    </style:style>
    <style:style style:name="T93" style:parent-style-name="Hyperlink" style:family="text">
      <style:text-properties fo:language="en" fo:country="US"/>
    </style:style>
    <style:style style:name="P94" style:parent-style-name="Standard" style:list-style-name="WWNum2" style:family="paragraph">
      <style:paragraph-properties fo:margin-top="0.0833in" fo:margin-bottom="0.0833in" fo:background-color="#FFFFFF"/>
    </style:style>
    <style:style style:name="T95" style:parent-style-name="Hyperlink" style:family="text">
      <style:text-properties fo:language="en" fo:country="US"/>
    </style:style>
    <style:style style:name="T96" style:parent-style-name="Hyperlink" style:family="text">
      <style:text-properties fo:language="en" fo:country="US"/>
    </style:style>
    <style:style style:name="T97" style:parent-style-name="Hyperlink" style:family="text">
      <style:text-properties fo:language="en" fo:country="US"/>
    </style:style>
    <style:style style:name="P98" style:parent-style-name="Standard" style:list-style-name="WWNum2" style:family="paragraph">
      <style:paragraph-properties fo:margin-top="0.0833in" fo:margin-bottom="0.0833in" fo:background-color="#FFFFFF"/>
    </style:style>
    <style:style style:name="T99" style:parent-style-name="Hyperlink" style:family="text">
      <style:text-properties fo:language="en" fo:country="US"/>
    </style:style>
    <style:style style:name="P100" style:parent-style-name="Standard" style:list-style-name="WWNum2" style:family="paragraph">
      <style:paragraph-properties fo:margin-top="0.0833in" fo:margin-bottom="0.0833in" fo:background-color="#FFFFFF"/>
    </style:style>
    <style:style style:name="T101" style:parent-style-name="Hyperlink" style:family="text">
      <style:text-properties fo:language="en" fo:country="US"/>
    </style:style>
    <style:style style:name="T102" style:parent-style-name="Hyperlink" style:family="text">
      <style:text-properties fo:language="en" fo:country="US"/>
    </style:style>
    <style:style style:name="P103" style:parent-style-name="Standard" style:list-style-name="WWNum2" style:family="paragraph">
      <style:paragraph-properties fo:margin-top="0.0833in" fo:margin-bottom="0.0833in" fo:background-color="#FFFFFF"/>
    </style:style>
    <style:style style:name="T104" style:parent-style-name="Hyperlink" style:family="text">
      <style:text-properties fo:language="en" fo:country="US"/>
    </style:style>
    <style:style style:name="P105" style:parent-style-name="Standard" style:list-style-name="WWNum2" style:family="paragraph">
      <style:paragraph-properties fo:margin-top="0.0833in" fo:margin-bottom="0.0833in" fo:background-color="#FFFFFF"/>
    </style:style>
    <style:style style:name="T106" style:parent-style-name="DefaultParagraphFont" style:family="text">
      <style:text-properties style:font-name="Arial" style:font-name-complex="Arial" fo:color="#222222" fo:font-size="10pt" style:font-size-asian="10pt" style:font-size-complex="10pt" fo:background-color="#FFFFFF" fo:language="en" fo:country="US"/>
    </style:style>
    <style:style style:name="T107"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108" style:parent-style-name="DefaultParagraphFont" style:family="text">
      <style:text-properties style:font-name="Arial" style:font-name-complex="Arial" fo:color="#222222" fo:font-size="10pt" style:font-size-asian="10pt" style:font-size-complex="10pt" fo:background-color="#FFFFFF"/>
    </style:style>
    <style:style style:name="P109" style:parent-style-name="Standard" style:list-style-name="WWNum2" style:family="paragraph">
      <style:paragraph-properties fo:margin-top="0.0833in" fo:margin-bottom="0.0833in" fo:background-color="#FFFFFF"/>
    </style:style>
    <style:style style:name="T110" style:parent-style-name="DefaultParagraphFont" style:family="text">
      <style:text-properties style:font-name="Arial" style:font-name-complex="Arial" fo:color="#222222" fo:font-size="10pt" style:font-size-asian="10pt" style:font-size-complex="10pt" fo:background-color="#FFFFFF" fo:language="en" fo:country="US"/>
    </style:style>
    <style:style style:name="T111"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112" style:parent-style-name="DefaultParagraphFont" style:family="text">
      <style:text-properties style:font-name="Arial" style:font-name-complex="Arial" fo:color="#222222" fo:font-size="10pt" style:font-size-asian="10pt" style:font-size-complex="10pt" fo:background-color="#FFFFFF"/>
    </style:style>
    <style:style style:name="P113" style:parent-style-name="Standard" style:list-style-name="WWNum2" style:family="paragraph">
      <style:paragraph-properties fo:margin-top="0.0833in" fo:margin-bottom="0.0833in" fo:background-color="#FFFFFF"/>
    </style:style>
    <style:style style:name="T114" style:parent-style-name="DefaultParagraphFont" style:family="text">
      <style:text-properties style:font-name="Arial" style:font-name-complex="Arial" fo:color="#222222" fo:font-size="10pt" style:font-size-asian="10pt" style:font-size-complex="10pt" fo:background-color="#FFFFFF"/>
    </style:style>
    <style:style style:name="T115" style:parent-style-name="DefaultParagraphFont" style:family="text">
      <style:text-properties style:font-name="Arial" style:font-name-complex="Arial" fo:color="#222222" fo:font-size="10pt" style:font-size-asian="10pt" style:font-size-complex="10pt" fo:background-color="#FFFFFF" fo:language="en" fo:country="US"/>
    </style:style>
    <style:style style:name="T116"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117" style:parent-style-name="DefaultParagraphFont" style:family="text">
      <style:text-properties style:font-name="Arial" style:font-name-complex="Arial" fo:color="#222222" fo:font-size="10pt" style:font-size-asian="10pt" style:font-size-complex="10pt" fo:background-color="#FFFFFF"/>
    </style:style>
    <style:style style:name="P118" style:parent-style-name="Standard" style:list-style-name="WWNum2" style:family="paragraph">
      <style:paragraph-properties fo:margin-top="0.0833in" fo:margin-bottom="0.0833in" fo:background-color="#FFFFFF"/>
    </style:style>
    <style:style style:name="T119" style:parent-style-name="DefaultParagraphFont" style:family="text">
      <style:text-properties style:font-name="Arial" style:font-name-complex="Arial" fo:color="#222222" fo:font-size="10pt" style:font-size-asian="10pt" style:font-size-complex="10pt" fo:background-color="#FFFFFF" fo:language="en" fo:country="US"/>
    </style:style>
    <style:style style:name="T120"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121" style:parent-style-name="DefaultParagraphFont" style:family="text">
      <style:text-properties style:font-name="Arial" style:font-name-complex="Arial" fo:color="#222222" fo:font-size="10pt" style:font-size-asian="10pt" style:font-size-complex="10pt" fo:background-color="#FFFFFF"/>
    </style:style>
  </office:automatic-styles>
  <office:body>
    <office:text text:use-soft-page-breaks="true">
      <text:p text:style-name="P1"><text:span text:style-name="T2">Alexia Fürnkranz-Prskawetz</text:span></text:p>
      <text:p text:style-name="P3"><text:span text:style-name="T4">Alexia Fürnkranz-Prskawetz</text:span><text:s/>(* 1966 in Wien) ist eine österreichische Professorin für Mathematische Ökonomie an der Technischen Universität Wien (1).</text:p>
      <text:p text:style-name="P5"><text:span text:style-name="T6">Leben</text:span></text:p>
      <text:p text:style-name="P7">Alexia Fürnkranz-Prskawetz, geboren 1966 in Wien,<text:s/>begann 1984 ihre akademische Ausbildung an der TU Wien mit einem Studium für Technische Mathematik und schloss es 1989 erfolgreich ab. Zusätzlich verbrachte sie 1990 und 1991 in Chicago und absolvierte einen Master in Ökonomie an der University of Chicago<text:s/>mittels eines Fulbright Stipendiums. Fürnkranz-Prskawetz promovierte 1992 an dem Institut für Wirtschaftsinformatik der TU Wien. Anschließend war sie bis 1998 an dem Institut für Demografie als Postdoktorand angestellt. Mit dem Max Kade Stipendium war Fürnkranz-Prskawetz 1997 und 1998 an dem Institut für Demografie der University of California in Berkeley tätig. Die Habilitation für die Bereiche Bevölkerungsökonomie und Angewandte Ökonometrie erhielt sie 1998. Von 1998 bis 2003 war sie Leiterin einer Arbeitsgruppe an dem Max-Planck-Institut für demografische Forschung in Rostock. Zwischen 2003 und 2015 war sie stellvertretende Direktorin und Leiterin der Arbeitsgruppe für Bevölkerungsökonomie an dem Institut für Demografie an der Österreichischen Akademie der Wissenschaften. Fürnkranz-Prskawetz übernahm von 2012 bis 2014 die Rolle der Leiterin des Institutes für Stochastik und Wirtschaftsmathematik an der TU Wien. Zwischen 2016 und 2018 war sie stellvertretende Leiterin an derselben Institution. 2015 und 2016<text:s/>war sie Leiterin des Institutes für Wirtschaftsmathematik (1, 2, 3).</text:p>
      <text:p text:style-name="P8">Derzeit hat Alexia Fürnkranz-Prskawetz noch einige Rollen inne: seit 2008 ist sie Professorin für Mathematische Ökonomie, seit dem Jahr 2011 leitet sie als Director of Research Training<text:s/>das Wittgenstein Centre for Demography and Global Human Capital und seit 2013 ist sie Wissenschaftliche Mitarbeiterin an dem International Institute for Applied Systems Analysis in Laxenburg (1).</text:p>
      <text:p text:style-name="P9">Fürnkranz-Prskawetz ist verheiratet und hat ein Kind (1).</text:p>
      <text:p text:style-name="P10">Forschung</text:p>
      <text:p text:style-name="P11">Ihr Forschungsschwerpunkt liegt<text:s/>in der Untersuchung der<text:s/>Wirkung demographischer Prozesse auf ökonomische Prozesse<text:s/>hinsichtlich der Veränderungen, die die Ökonomie unter Berücksichtigung der alternden Bevölkerung erfährt (<text:a xlink:href="https://de.wikipedia.org/wiki/Populationsdynamik" office:target-frame-name="_top" xlink:show="replace"><text:span text:style-name="Hyperlink">Populationsdynamik</text:span></text:a>).<text:s/>Weitere Fokuspunkte ihrer Forschungsarbeit sind:</text:p>
      <text:list text:style-name="LFO3" text:continue-numbering="true">
        <text:list-item>
          <text:p text:style-name="P12"><text:a xlink:href="https://de.wikipedia.org/wiki/Dynamisches_System" office:target-frame-name="_top" xlink:show="replace"><text:span text:style-name="T13">Dynamische Systeme</text:span></text:a><text:span text:style-name="T14"><text:s/>in der Ökonomie</text:span></text:p>
        </text:list-item>
        <text:list-item>
          <text:p text:style-name="P15"><text:span text:style-name="T16">Interaktion ökonomischer Prozesse zwischen der<text:s/></text:span><text:a xlink:href="https://de.wikipedia.org/wiki/Mikro%C3%B6konomie" office:target-frame-name="_top" xlink:show="replace"><text:span text:style-name="T17">Mikro</text:span><text:span text:style-name="T18">-</text:span></text:a><text:span text:style-name="T19"><text:s/>und<text:s/></text:span><text:a xlink:href="https://de.wikipedia.org/wiki/Makro%C3%B6konomie" office:target-frame-name="_top" xlink:show="replace"><text:span text:style-name="T20">Makro</text:span><text:span text:style-name="T21">ebene</text:span></text:a></text:p>
        </text:list-item>
      </text:list>
      <text:p text:style-name="P22">Im Folgenden ist eine Auswahl ihrer aktuellen und abgeschlossenen Forschungsprojektе angeführt:</text:p>
      <text:list text:style-name="LFO3" text:continue-numbering="true">
        <text:list-item>
          <text:p text:style-name="P23"><text:span text:style-name="T24">Households, consumption, and energy use: The role of demographic change in future U.S. greenhouse gas emissions (Environmental Protection Agency, USA)</text:span><text:span text:style-name="T25"><text:s/>(9)</text:span></text:p>
        </text:list-item>
        <text:list-item>
          <text:p text:style-name="P26">Frontier issues in migration research (FWF)<text:s/><text:span text:style-name="T27">(</text:span><text:span text:style-name="T28">aus CV;<text:s/></text:span><text:span text:style-name="T29">keine zugängliche</text:span><text:span text:style-name="T30">n Online-Belege</text:span><text:span text:style-name="T31">)</text:span></text:p>
        </text:list-item>
        <text:list-item>
          <text:p text:style-name="P32">Nonlinear Population Economics (FWF)<text:s/><text:span text:style-name="T33">(</text:span><text:span text:style-name="T34">aus CV;<text:s/></text:span><text:span text:style-name="T35">keine zugängliche</text:span><text:span text:style-name="T36">n Online-Belege</text:span><text:span text:style-name="T37">)</text:span></text:p>
        </text:list-item>
        <text:list-item>
          <text:p text:style-name="P38"><text:span text:style-name="T39">Economic impact of immigration in receiving countries (Austrian Academy of Sciences)<text:s/></text:span><text:span text:style-name="T40">(aus CV; keine zugänglichen Online-Belege)</text:span></text:p>
        </text:list-item>
      </text:list>
      <text:soft-page-break/>
      <text:p text:style-name="P41">Publikationen (Auswahl)</text:p>
      <text:p text:style-name="P42">Fürnkranz-Prskawetz<text:s/>verfügt über mehr als<text:s/>300<text:s/>peer-reviewed Publikationen. Im November 2019 hatte sie einen h-Index von<text:s/>44<text:s/>und wurde<text:s/>7758-mal zitiert (Google Scholar). Es folgt eine Auswahl ihrer meistzitierten Arbeiten:</text:p>
      <text:list text:style-name="LFO4" text:continue-numbering="true">
        <text:list-item>
          <text:p text:style-name="P43"><text:span text:style-name="T44">A brain gain with a brain drain.</text:span><text:span text:style-name="T45"> </text:span><text:span text:style-name="T46">Economics letters</text:span><text:span text:style-name="T47"> 1997</text:span><text:span text:style-name="T48"><text:s/>(10)</text:span></text:p>
        </text:list-item>
        <text:list-item>
          <text:p text:style-name="P49"><text:span text:style-name="T50">Human capital depletion, human capital formation, and migration: a blessing or a “curse”?</text:span><text:span text:style-name="T51"> Economics Letters 1998</text:span><text:span text:style-name="T52"><text:s/>(11)</text:span></text:p>
        </text:list-item>
        <text:list-item>
          <text:p text:style-name="P53"><text:span text:style-name="T54">Fertility and women's employment reconsidered: A macro-level time-series analysis for developed countries, 1960–2000.</text:span><text:span text:style-name="T55"><text:s/>Population studies 2004</text:span><text:span text:style-name="T56"><text:s/>(12)</text:span></text:p>
        </text:list-item>
        <text:list-item>
          <text:p text:style-name="P57"><text:span text:style-name="T58">Population aging and future carbon emissions in the United States.</text:span><text:span text:style-name="T59"> </text:span><text:span text:style-name="T60">Energy economics</text:span><text:span text:style-name="T61"> 2008</text:span><text:span text:style-name="T62"><text:s/>(13)</text:span></text:p>
        </text:list-item>
      </text:list>
      <text:p text:style-name="P63">Auszeichnungen &amp; Ehrungen</text:p>
      <text:list text:style-name="LFO5" text:continue-numbering="true">
        <text:list-item>
          <text:p text:style-name="P64">2003: Gustav Figdor-Preis für Rechts-, Sozial- und Wirtschaftswissenschaften der Österrreichischen Akademie der Wissenschaften</text:p>
        </text:list-item>
        <text:list-item>
          <text:p text:style-name="P65">2007: Korrespondierendes Mitglied an der Österreichischen Akademie der Wissenschaften</text:p>
        </text:list-item>
        <text:list-item>
          <text:p text:style-name="P66">2011: Volle Mitgliedschaft an der Österreichischen Akademie der Wissenschaften</text:p>
        </text:list-item>
        <text:list-item>
          <text:p text:style-name="P67">2015: Mitgliedschaft an der Leopoldina (Nationale Akademie der Wissenschaften) (1)</text:p>
        </text:list-item>
      </text:list>
      <text:p text:style-name="P68"><text:span text:style-name="T69">Weblinks</text:span></text:p>
      <text:list text:style-name="LFO6" text:continue-numbering="true">
        <text:list-item>
          <text:p text:style-name="P70"><text:a xlink:href="https://www.econ.tuwien.ac.at/prskawetz/index.php" office:target-frame-name="_top" xlink:show="replace"><text:span text:style-name="Hyperlink">Alexia Fürnkranz-Prskawetz</text:span></text:a><text:s/>auf der Website der<text:s/><text:a xlink:href="https://en.wikipedia.org/wiki/TU_Wien" office:target-frame-name="_top" xlink:show="replace"><text:span text:style-name="Hyperlink">TU Wien</text:span></text:a></text:p>
        </text:list-item>
        <text:list-item>
          <text:p text:style-name="P71"><text:a xlink:href="https://www.oeaw.ac.at/vid/people/staff/alexia-fuernkranz-prskawetz/" office:target-frame-name="_top" xlink:show="replace"><text:span text:style-name="Hyperlink">Alexia Fürnkranz-Prskawetz</text:span></text:a><text:s/>auf der Webseite der<text:s/><text:a xlink:href="https://de.wikipedia.org/wiki/%C3%96sterreichische_Akademie_der_Wissenschaften" office:target-frame-name="_top" xlink:show="replace"><text:span text:style-name="Hyperlink">Österreichische</text:span><text:span text:style-name="Hyperlink">n</text:span><text:span text:style-name="Hyperlink"><text:s/></text:span><text:span text:style-name="Hyperlink">Akademie der Wissenschaften</text:span></text:a></text:p>
        </text:list-item>
      </text:list>
      <text:p text:style-name="P72"><text:span text:style-name="T73">S</text:span><text:span text:style-name="T74">ources</text:span></text:p>
      <text:list text:style-name="WWNum2" text:continue-numbering="true">
        <text:list-item>
          <text:p text:style-name="P75"><text:span text:style-name="T76">CV (July, 2019):<text:s/></text:span><text:a xlink:href="https://www.econ.tuwien.ac.at/prskawetz/CVE.pdf" office:target-frame-name="_top" xlink:show="replace"><text:span text:style-name="T77">https://www.econ.tuwien.ac.at/prskawetz/CVE.pdf</text:span></text:a></text:p>
        </text:list-item>
        <text:list-item>
          <text:p text:style-name="P78"><text:a xlink:href="https://www.frauenspuren.at/frauenspuren_heute/professorinnen/alexia_fuernkranz_prskawetz/" office:target-frame-name="_top" xlink:show="replace"><text:span text:style-name="T79">https://www.fra</text:span><text:bookmark-start text:name="_Hlt28968898"/><text:bookmark-start text:name="_Hlt28968899"/><text:span text:style-name="T80">u</text:span><text:bookmark-end text:name="_Hlt28968898"/><text:bookmark-end text:name="_Hlt28968899"/><text:span text:style-name="T81">enspuren.at/frauenspu</text:span><text:span text:style-name="T82">ren_heute/professorinnen/alexia_fuernkranz_prskawetz/</text:span></text:a></text:p>
        </text:list-item>
        <text:list-item>
          <text:p text:style-name="P83"><text:a xlink:href="https://www.oeaw.ac.at/mitglieder-kommissionen/mitglieder-im-gespraech/forschungsraum-europa/alexia-fuernkranz-prskawetz-im-gespraech/" office:target-frame-name="_top" xlink:show="replace"><text:span text:style-name="T84">https://www.oeaw.a</text:span><text:bookmark-start text:name="_Hlt28968905"/><text:span text:style-name="T85">c</text:span><text:bookmark-end text:name="_Hlt28968905"/><text:span text:style-name="T86">.at/mitglieder-kommissionen/mit</text:span><text:span text:style-name="T87">glieder-im-gespraech/forschungsraum-europa/alexia-fuernkranz-prskawetz-im-gespraech/</text:span></text:a><text:span text:style-name="T88"><text:s/></text:span></text:p>
        </text:list-item>
        <text:list-item>
          <text:p text:style-name="P89"><text:a xlink:href="http://www.waterresources.at/index.php?id=135" office:target-frame-name="_top" xlink:show="replace"><text:span text:style-name="T90">http://www.waterresources.at/index.php?id=135</text:span></text:a></text:p>
        </text:list-item>
        <text:list-item>
          <text:p text:style-name="P91"><text:a xlink:href="https://ideas.repec.org/f/pfr219.html" office:target-frame-name="_top" xlink:show="replace"><text:span text:style-name="T92">https:</text:span><text:span text:style-name="T93">//ideas.repec.org/f/pfr219.html</text:span></text:a></text:p>
        </text:list-item>
        <text:list-item>
          <text:p text:style-name="P94"><text:a xlink:href="https://www.oeaw.ac.at/vid/people/staff/alexia-fuernkranz-prskawetz/" office:target-frame-name="_top" xlink:show="replace"><text:span text:style-name="T95">https://www.oeaw.ac.a</text:span><text:bookmark-start text:name="_Hlt28968913"/><text:span text:style-name="T96">t</text:span><text:bookmark-end text:name="_Hlt28968913"/><text:span text:style-name="T97">/vid/people/staff/alexia-fuernkranz-prskawetz/</text:span></text:a></text:p>
        </text:list-item>
        <text:list-item>
          <text:p text:style-name="P98"><text:a xlink:href="https://www.econ.tuwien.ac.at/prskawetz/index.php" office:target-frame-name="_top" xlink:show="replace"><text:span text:style-name="T99">https://www.econ.tuwien.ac.at/prskawetz/index.php</text:span></text:a></text:p>
        </text:list-item>
        <text:list-item>
          <text:p text:style-name="P100"><text:a xlink:href="http://www.wittgensteincentre.org/en/staff/member/frnkranz-prskawetz.htm" office:target-frame-name="_top" xlink:show="replace"><text:span text:style-name="T101">http://www.wittgensteincentre.org/en/staff/member/f</text:span><text:span text:style-name="T102">rnkranz-prskawetz.htm</text:span></text:a></text:p>
        </text:list-item>
        <text:list-item>
          <text:p text:style-name="P103"><text:a xlink:href="https://cfpub.epa.gov/ncer_abstracts/index.cfm/fuseaction/display.abstractDetail/abstract/5372" office:target-frame-name="_top" xlink:show="replace"><text:span text:style-name="T104">https://cfpub.epa.gov/ncer_abstracts/index.cfm/fuseaction/display.abstractDetail/abstract/5372</text:span></text:a></text:p>
        </text:list-item>
        <text:list-item>
          <text:p text:style-name="P105"><text:span text:style-name="T106">Stark, Oded, Christian Helmenstein, and Alexia Prskawetz. "A brain gain with a brain drain." </text:span><text:span text:style-name="T107">Economics letters</text:span><text:span text:style-name="T108"> 55.2 (1997): 227-234.</text:span></text:p>
        </text:list-item>
        <text:list-item>
          <text:p text:style-name="P109"><text:span text:style-name="T110">Stark, Oded, Christian Helmenstein, and Alexia Prskawetz. "Human capital depletion, human capital formation, and migration: a blessing or a “curse”?." </text:span><text:span text:style-name="T111">Economics Letters</text:span><text:span text:style-name="T112"> 60.3 (1998): 363-367.</text:span></text:p>
        </text:list-item>
        <text:list-item>
          <text:p text:style-name="P113"><text:span text:style-name="T114">Engelhardt, Henriette, Tomas Kögel, and Alexia Prskawetz.<text:s/></text:span><text:span text:style-name="T115">"Fertility and women's employment reconsidered: A macro-level time-series analysis for developed countries, 1960–2000." </text:span><text:span text:style-name="T116">Population studies</text:span><text:span text:style-name="T117"> 58.1 (2004): 109-120.</text:span></text:p>
        </text:list-item>
        <text:list-item>
          <text:p text:style-name="P118"><text:span text:style-name="T119">Dalton, Michael, et al. "Population aging and future carbon emissions in the United States." </text:span><text:span text:style-name="T120">Energy economics</text:span><text:span text:style-name="T121"> 30.2 (2008): 642-675.</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Noto Sans Symbols" svg:font-family="Noto Sans Symbols" style:font-family-generic="system" style:font-pitch="variable"/>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Überschrift3" style:display-name="Überschrift 3" style:family="paragraph" style:parent-style-name="Standard"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Untertitel" style:display-name="Untertitel"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rial" style:font-name-asian="Noto Sans Symbols" style:font-name-complex="Noto Sans Symbols" fo:font-size="10.5pt" style:font-size-asian="10.5pt"/>
    </style:style>
    <style:style style:name="ListLabel2" style:display-name="ListLabel 2" style:family="text">
      <style:text-properties style:font-name-asian="Noto Sans Symbols" style:font-name-complex="Noto Sans Symbols"/>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Noto Sans Symbols" style:font-name-complex="Noto Sans Symbols"/>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rial" style:font-name-asian="Arial" style:font-name-complex="Arial" fo:color="#1155CC" fo:font-size="10.5pt" style:font-size-asian="10.5pt" style:font-size-complex="10.5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fo:font-size="12pt" style:font-size-asian="12pt" style:font-size-complex="12pt" fo:language="de" fo:country="AT" style:language-asian="de" style:country-asian="AT" style:language-complex="ar" style:country-complex="SA" fo:hyphenate="true"/>
    </style:style>
    <style:style style:name="person" style:display-name="person" style:family="text" style:parent-style-name="Absatz-Standardschriftart"/>
    <style:style style:name="Date1" style:display-name="Date1"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publication" style:display-name="public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false"/>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tru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WW_CharLFO1LVL1" style:family="text">
      <style:text-properties fo:font-size="10.5pt" style:font-size-asian="10.5pt"/>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9" style:family="text">
      <style:text-properties style:font-name="Noto Sans Symbols" style:font-name-asian="Noto Sans Symbols" style:font-name-complex="Noto Sans Symbols"/>
    </style:style>
    <text:list-style style:name="WWNum1" style:display-name="WWNum1">
      <text:list-level-style-number text:level="1" text:style-name="WW_CharLFO1LVL1" style:num-suffix="." style:num-format="1">
        <style:list-level-properties text:space-before="0.2895in" text:min-label-width="0.25in" text:list-level-position-and-space-mode="label-alignment">
          <style:list-level-label-alignment text:label-followed-by="listtab" fo:margin-left="0.5395in" fo:text-indent="-0.25in"/>
        </style:list-level-properties>
      </text:list-level-style-number>
      <text:list-level-style-bullet text:level="2" text:bullet-char="o">
        <style:list-level-properties text:space-before="0.7895in" text:min-label-width="0.25in" text:list-level-position-and-space-mode="label-alignment">
          <style:list-level-label-alignment text:label-followed-by="listtab" fo:margin-left="1.0395in" fo:text-indent="-0.25in"/>
        </style:list-level-properties>
      </text:list-level-style-bullet>
      <text:list-level-style-bullet text:level="3" text:style-name="WW_CharLFO1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Noto Sans Symbols"/>
      </text:list-level-style-bullet>
      <text:list-level-style-bullet text:level="4" text:style-name="WW_CharLFO1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Noto Sans Symbols"/>
      </text:list-level-style-bullet>
      <text:list-level-style-bullet text:level="5" text:bullet-char="o">
        <style:list-level-properties text:space-before="2.2895in" text:min-label-width="0.25in" text:list-level-position-and-space-mode="label-alignment">
          <style:list-level-label-alignment text:label-followed-by="listtab" fo:margin-left="2.5395in" fo:text-indent="-0.25in"/>
        </style:list-level-properties>
      </text:list-level-style-bullet>
      <text:list-level-style-bullet text:level="6" text:style-name="WW_CharLFO1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Noto Sans Symbols"/>
      </text:list-level-style-bullet>
      <text:list-level-style-bullet text:level="7" text:style-name="WW_CharLFO1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Noto Sans Symbols"/>
      </text:list-level-style-bullet>
      <text:list-level-style-bullet text:level="8" text:bullet-char="o">
        <style:list-level-properties text:space-before="3.7895in" text:min-label-width="0.25in" text:list-level-position-and-space-mode="label-alignment">
          <style:list-level-label-alignment text:label-followed-by="listtab" fo:margin-left="4.0395in" fo:text-indent="-0.25in"/>
        </style:list-level-properties>
      </text:list-level-style-bullet>
      <text:list-level-style-bullet text:level="9" text:style-name="WW_CharLFO1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Noto Sans Symbols"/>
      </text:list-level-style-bullet>
    </text:list-style>
    <style:style style:name="WW_CharLFO2LVL1" style:family="text">
      <style:text-properties fo:font-size="10.5pt" style:font-size-asian="10.5pt"/>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9" style:family="text">
      <style:text-properties style:font-name="Noto Sans Symbols" style:font-name-asian="Noto Sans Symbols" style:font-name-complex="Noto Sans Symbols"/>
    </style:style>
    <text:list-style style:name="WWNum2" style:display-name="WWNum2">
      <text:list-level-style-number text:level="1" text:style-name="WW_CharLFO2LVL1" style:num-suffix="." style:num-format="1">
        <style:list-level-properties text:space-before="0.2895in" text:min-label-width="0.25in" text:list-level-position-and-space-mode="label-alignment">
          <style:list-level-label-alignment text:label-followed-by="listtab" fo:margin-left="0.5395in" fo:text-indent="-0.25in"/>
        </style:list-level-properties>
      </text:list-level-style-number>
      <text:list-level-style-bullet text:level="2" text:bullet-char="o">
        <style:list-level-properties text:space-before="0.7895in" text:min-label-width="0.25in" text:list-level-position-and-space-mode="label-alignment">
          <style:list-level-label-alignment text:label-followed-by="listtab" fo:margin-left="1.0395in" fo:text-indent="-0.25in"/>
        </style:list-level-properties>
      </text:list-level-style-bullet>
      <text:list-level-style-bullet text:level="3" text:style-name="WW_CharLFO2LVL3"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Noto Sans Symbols"/>
      </text:list-level-style-bullet>
      <text:list-level-style-bullet text:level="4" text:style-name="WW_CharLFO2LVL4"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Noto Sans Symbols"/>
      </text:list-level-style-bullet>
      <text:list-level-style-bullet text:level="5" text:bullet-char="o">
        <style:list-level-properties text:space-before="2.2895in" text:min-label-width="0.25in" text:list-level-position-and-space-mode="label-alignment">
          <style:list-level-label-alignment text:label-followed-by="listtab" fo:margin-left="2.5395in" fo:text-indent="-0.25in"/>
        </style:list-level-properties>
      </text:list-level-style-bullet>
      <text:list-level-style-bullet text:level="6" text:style-name="WW_CharLFO2LVL6" text:bullet-char="▪">
        <style:list-level-properties text:space-before="2.7895in" text:min-label-width="0.25in" text:list-level-position-and-space-mode="label-alignment">
          <style:list-level-label-alignment text:label-followed-by="listtab" fo:margin-left="3.0395in" fo:text-indent="-0.25in"/>
        </style:list-level-properties>
        <style:text-properties style:font-name="Noto Sans Symbols"/>
      </text:list-level-style-bullet>
      <text:list-level-style-bullet text:level="7" text:style-name="WW_CharLFO2LVL7" text:bullet-char="●">
        <style:list-level-properties text:space-before="3.2895in" text:min-label-width="0.25in" text:list-level-position-and-space-mode="label-alignment">
          <style:list-level-label-alignment text:label-followed-by="listtab" fo:margin-left="3.5395in" fo:text-indent="-0.25in"/>
        </style:list-level-properties>
        <style:text-properties style:font-name="Noto Sans Symbols"/>
      </text:list-level-style-bullet>
      <text:list-level-style-bullet text:level="8" text:bullet-char="o">
        <style:list-level-properties text:space-before="3.7895in" text:min-label-width="0.25in" text:list-level-position-and-space-mode="label-alignment">
          <style:list-level-label-alignment text:label-followed-by="listtab" fo:margin-left="4.0395in" fo:text-indent="-0.25in"/>
        </style:list-level-properties>
      </text:list-level-style-bullet>
      <text:list-level-style-bullet text:level="9" text:style-name="WW_CharLFO2LVL9" text:bullet-char="▪">
        <style:list-level-properties text:space-before="4.2895in" text:min-label-width="0.25in" text:list-level-position-and-space-mode="label-alignment">
          <style:list-level-label-alignment text:label-followed-by="listtab" fo:margin-left="4.539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5pt" style:font-size-asian="10.5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ahado</dc:creator>
    <meta:creation-date>2019-12-29T17:52:00Z</meta:creation-date>
    <dc:date>2020-01-03T17:41:00Z</dc:date>
    <meta:print-date>2020-01-03T17:38:00Z</meta:print-date>
    <meta:template xlink:href="Normal.dotm" xlink:type="simple"/>
    <meta:editing-cycles>9</meta:editing-cycles>
    <meta:editing-duration>PT0S</meta:editing-duration>
    <meta:document-statistic meta:page-count="3" meta:paragraph-count="13" meta:word-count="1030" meta:character-count="6894" meta:row-count="48" meta:non-whitespace-character-count="5877"/>
  </office:meta>
</office:document-meta>
</file>